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1000000411473D3A5D54CF3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71f8" officeooo:paragraph-rsid="001971f8"/>
    </style:style>
    <style:style style:name="P2" style:family="paragraph" style:parent-style-name="Standard">
      <style:paragraph-properties fo:text-align="start" style:justify-single-word="false"/>
      <style:text-properties officeooo:rsid="001aca29" officeooo:paragraph-rsid="001aca29"/>
    </style:style>
    <style:style style:name="T1" style:family="text">
      <style:text-properties officeooo:rsid="001b001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nexion au raspberry</text:p>
      <text:p text:style-name="P1"/>
      <text:p text:style-name="P2">1. Se connecter au réeau NETGEAR</text:p>
      <text:p text:style-name="P2"/>
      <text:p text:style-name="P2">2. Dans VSCode, se connecter en ssh à <text:a xlink:type="simple" xlink:href="mailto:pi@ip_du_raspberry" text:style-name="Internet_20_link" text:visited-style-name="Visited_20_Internet_20_Link">pi@ip_du_raspberry</text:a>, <text:span text:style-name="T1">avec la palette et l’outil remote - SSH</text:span></text:p>
      <text:p text:style-name="P2"><draw:frame draw:style-name="fr1" draw:name="Image1" text:anchor-type="char" svg:width="16.113cm" svg:height="1.72cm" draw:z-index="0"><draw:image xlink:href="Pictures/1000000100000261000000411473D3A5D54CF349.png" xlink:type="simple" xlink:show="embed" xlink:actuate="onLoad" draw:mime-type="image/png"/></draw:frame></text:p>
      <text:p text:style-name="P2"/>
      <text:p text:style-name="P2">3.Mot de passe : Raspberr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4:08:44.574046239</meta:creation-date>
    <dc:date>2023-03-06T14:47:54.151725504</dc:date>
    <meta:editing-duration>PT28M59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4" meta:word-count="31" meta:character-count="177" meta:non-whitespace-character-count="150"/>
  </office:meta>
</office:document-meta>
</file>